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60"/>
    <style:style style:name="ce4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0768764">
            <text:p>0.00768764</text:p>
          </table:table-cell>
          <table:table-cell/>
          <table:table-cell office:value-type="float" office:value="0.011257">
            <text:p>0.011257</text:p>
          </table:table-cell>
          <table:table-cell/>
          <table:table-cell office:value-type="float" office:value="0.00242752">
            <text:p>2.43E-003</text:p>
          </table:table-cell>
          <table:table-cell/>
          <table:table-cell office:value-type="float" office:value="0.00467504">
            <text:p>4.68E-003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530788">
            <text:p>0.00530788</text:p>
          </table:table-cell>
          <table:table-cell table:formula="of:=LOG([.B3]/[.B4])/LOG([.$A3]/[.$A4])" office:value-type="float" office:value="1.81932814582461">
            <text:p>1.8193281458</text:p>
          </table:table-cell>
          <table:table-cell office:value-type="float" office:value="0.00797924">
            <text:p>0.00797924</text:p>
          </table:table-cell>
          <table:table-cell table:formula="of:=LOG([.D3]/[.D4])/LOG([.$A3]/[.$A4])" office:value-type="float" office:value="1.69028142419576">
            <text:p>1.6902814242</text:p>
          </table:table-cell>
          <table:table-cell office:value-type="float" office:value="0.00179289">
            <text:p>1.79E-003</text:p>
          </table:table-cell>
          <table:table-cell table:formula="of:=LOG([.F3]/[.F4])/LOG([.$A3]/[.$A4])" office:value-type="float" office:value="1.48839050171911">
            <text:p>1.4883905017</text:p>
          </table:table-cell>
          <table:table-cell office:value-type="float" office:value="0.00360609">
            <text:p>3.61E-003</text:p>
          </table:table-cell>
          <table:table-cell table:formula="of:=LOG([.H3]/[.H4])/LOG([.$A3]/[.$A4])" office:value-type="float" office:value="1.27509500584889">
            <text:p>1.2750950058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234307">
            <text:p>0.00234307</text:p>
          </table:table-cell>
          <table:table-cell table:formula="of:=LOG([.B4]/[.B5])/LOG([.$A4]/[.$A5])" office:value-type="float" office:value="1.8619220714864">
            <text:p>1.8619220715</text:p>
          </table:table-cell>
          <table:table-cell office:value-type="float" office:value="0.00364177">
            <text:p>0.00364177</text:p>
          </table:table-cell>
          <table:table-cell table:formula="of:=LOG([.D4]/[.D5])/LOG([.$A4]/[.$A5])" office:value-type="float" office:value="1.78596993063271">
            <text:p>1.7859699306</text:p>
          </table:table-cell>
          <table:table-cell office:value-type="float" office:value="0.000883968">
            <text:p>8.84E-004</text:p>
          </table:table-cell>
          <table:table-cell table:formula="of:=LOG([.F4]/[.F5])/LOG([.$A4]/[.$A5])" office:value-type="float" office:value="1.61016731426091">
            <text:p>1.6101673143</text:p>
          </table:table-cell>
          <table:table-cell office:value-type="float" office:value="0.00185457">
            <text:p>1.85E-003</text:p>
          </table:table-cell>
          <table:table-cell table:formula="of:=LOG([.H4]/[.H5])/LOG([.$A4]/[.$A5])" office:value-type="float" office:value="1.51409863126235">
            <text:p>1.5140986313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112377">
            <text:p>0.00112377</text:p>
          </table:table-cell>
          <table:table-cell table:formula="of:=LOG([.B5]/[.B6])/LOG([.$A5]/[.$A6])" office:value-type="float" office:value="1.90154622684407">
            <text:p>1.9015462268</text:p>
          </table:table-cell>
          <table:table-cell office:value-type="float" office:value="0.00178136">
            <text:p>0.00178136</text:p>
          </table:table-cell>
          <table:table-cell table:formula="of:=LOG([.D5]/[.D6])/LOG([.$A5]/[.$A6])" office:value-type="float" office:value="1.85061504904695">
            <text:p>1.850615049</text:p>
          </table:table-cell>
          <table:table-cell office:value-type="float" office:value="0.000450592">
            <text:p>4.51E-004</text:p>
          </table:table-cell>
          <table:table-cell table:formula="of:=LOG([.F5]/[.F6])/LOG([.$A5]/[.$A6])" office:value-type="float" office:value="1.74390373322097">
            <text:p>1.7439037332</text:p>
          </table:table-cell>
          <table:table-cell office:value-type="float" office:value="0.000965446">
            <text:p>9.65E-004</text:p>
          </table:table-cell>
          <table:table-cell table:formula="of:=LOG([.H5]/[.H6])/LOG([.$A5]/[.$A6])" office:value-type="float" office:value="1.68945193539072">
            <text:p>1.6894519354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513658">
            <text:p>0.000513658</text:p>
          </table:table-cell>
          <table:table-cell table:formula="of:=LOG([.B6]/[.B7])/LOG([.$A6]/[.$A7])" office:value-type="float" office:value="1.76172016944637">
            <text:p>1.7617201694</text:p>
          </table:table-cell>
          <table:table-cell office:value-type="float" office:value="0.00100995">
            <text:p>0.00100995</text:p>
          </table:table-cell>
          <table:table-cell table:formula="of:=LOG([.D6]/[.D7])/LOG([.$A6]/[.$A7])" office:value-type="float" office:value="1.27698480443656">
            <text:p>1.2769848044</text:p>
          </table:table-cell>
          <table:table-cell office:value-type="float" office:value="0.000202793">
            <text:p>2.03E-004</text:p>
          </table:table-cell>
          <table:table-cell table:formula="of:=LOG([.F6]/[.F7])/LOG([.$A6]/[.$A7])" office:value-type="float" office:value="1.79657669639245">
            <text:p>1.7965766964</text:p>
          </table:table-cell>
          <table:table-cell office:value-type="float" office:value="0.000493851">
            <text:p>4.94E-004</text:p>
          </table:table-cell>
          <table:table-cell table:formula="of:=LOG([.H6]/[.H7])/LOG([.$A6]/[.$A7])" office:value-type="float" office:value="1.50849443942829">
            <text:p>1.5084944394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0271571">
            <text:p>2.72E-004</text:p>
          </table:table-cell>
          <table:table-cell table:formula="of:=LOG([.B7]/[.B8])/LOG([.$A7]/[.$A8])" office:value-type="float" office:value="1.85626422430997">
            <text:p>1.8562642243</text:p>
          </table:table-cell>
          <table:table-cell table:style-name="ce3" office:value-type="float" office:value="0.000600032">
            <text:p>6.00E-004</text:p>
          </table:table-cell>
          <table:table-cell table:formula="of:=LOG([.D7]/[.D8])/LOG([.$A7]/[.$A8])" office:value-type="float" office:value="1.51648396171383">
            <text:p>1.5164839617</text:p>
          </table:table-cell>
          <table:table-cell office:value-type="float" office:value="0.000106684">
            <text:p>1.07E-004</text:p>
          </table:table-cell>
          <table:table-cell table:formula="of:=LOG([.F7]/[.F8])/LOG([.$A7]/[.$A8])" office:value-type="float" office:value="1.87077015951609">
            <text:p>1.8707701595</text:p>
          </table:table-cell>
          <table:table-cell office:value-type="float" office:value="0.00027763">
            <text:p>2.78E-004</text:p>
          </table:table-cell>
          <table:table-cell table:formula="of:=LOG([.H7]/[.H8])/LOG([.$A7]/[.$A8])" office:value-type="float" office:value="1.67746453734625">
            <text:p>1.6774645373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0144892">
            <text:p>1.45E-004</text:p>
          </table:table-cell>
          <table:table-cell table:formula="of:=LOG([.B8]/[.B9])/LOG([.$A8]/[.$A9])" office:value-type="float" office:value="1.73673041280685">
            <text:p>1.7367304128</text:p>
          </table:table-cell>
          <table:table-cell table:style-name="ce3" office:value-type="float" office:value="0.000422122">
            <text:p>4.22E-004</text:p>
          </table:table-cell>
          <table:table-cell table:formula="of:=LOG([.D8]/[.D9])/LOG([.$A8]/[.$A9])" office:value-type="float" office:value="0.972229079081252">
            <text:p>0.9722290791</text:p>
          </table:table-cell>
          <table:table-cell office:value-type="float" office:value="0.0000542551">
            <text:p>5.43E-005</text:p>
          </table:table-cell>
          <table:table-cell table:formula="of:=LOG([.F8]/[.F9])/LOG([.$A8]/[.$A9])" office:value-type="float" office:value="1.86925646118456">
            <text:p>1.8692564612</text:p>
          </table:table-cell>
          <table:table-cell office:value-type="float" office:value="0.000168828">
            <text:p>1.69E-004</text:p>
          </table:table-cell>
          <table:table-cell table:formula="of:=LOG([.H8]/[.H9])/LOG([.$A8]/[.$A9])" office:value-type="float" office:value="1.37506681741839">
            <text:p>1.375066817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3" office:value-type="float" office:value="0.0000795091">
            <text:p>7.95E-005</text:p>
          </table:table-cell>
          <table:table-cell table:formula="of:=LOG([.B9]/[.B10])/LOG([.$A9]/[.$A10])" office:value-type="float" office:value="1.30861281591253">
            <text:p>1.3086128159</text:p>
          </table:table-cell>
          <table:table-cell table:style-name="ce3" office:value-type="float" office:value="0.000330561">
            <text:p>3.31E-004</text:p>
          </table:table-cell>
          <table:table-cell table:formula="of:=LOG([.D9]/[.D10])/LOG([.$A9]/[.$A10])" office:value-type="float" office:value="0.533162509988013">
            <text:p>0.53316251</text:p>
          </table:table-cell>
          <table:table-cell office:value-type="float" office:value="0.0000244699">
            <text:p>2.45E-005</text:p>
          </table:table-cell>
          <table:table-cell table:formula="of:=LOG([.F9]/[.F10])/LOG([.$A9]/[.$A10])" office:value-type="float" office:value="1.73630621758059">
            <text:p>1.7363062176</text:p>
          </table:table-cell>
          <table:table-cell office:value-type="float" office:value="0.000112425">
            <text:p>1.12E-004</text:p>
          </table:table-cell>
          <table:table-cell table:formula="of:=LOG([.H9]/[.H10])/LOG([.$A9]/[.$A10])" office:value-type="float" office:value="0.88661732213914">
            <text:p>0.886617322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624026">
            <text:p>0.0624026</text:p>
          </table:table-cell>
          <table:table-cell/>
          <table:table-cell office:value-type="float" office:value="0.120051">
            <text:p>0.120051</text:p>
          </table:table-cell>
          <table:table-cell/>
          <table:table-cell table:style-name="ce2" office:value-type="float" office:value="0.0261966">
            <text:p>0.0261966</text:p>
          </table:table-cell>
          <table:table-cell/>
          <table:table-cell table:style-name="ce2" office:value-type="float" office:value="0.0377116">
            <text:p>0.0377116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417927">
            <text:p>0.0417927</text:p>
          </table:table-cell>
          <table:table-cell table:formula="of:=LOG([.B15]/[.B16])/LOG([.$A15]/[.$A16])" office:value-type="float" office:value="1.96895201023195">
            <text:p>1.9689520102</text:p>
          </table:table-cell>
          <table:table-cell office:value-type="float" office:value="0.0815706">
            <text:p>0.0815706</text:p>
          </table:table-cell>
          <table:table-cell table:formula="of:=LOG([.D15]/[.D16])/LOG([.$A15]/[.$A16])" office:value-type="float" office:value="1.89804204092774">
            <text:p>1.8980420409</text:p>
          </table:table-cell>
          <table:table-cell table:style-name="ce2" office:value-type="float" office:value="0.0182331">
            <text:p>0.0182331</text:p>
          </table:table-cell>
          <table:table-cell table:formula="of:=LOG([.F15]/[.F16])/LOG([.$A15]/[.$A16])" office:value-type="float" office:value="1.77988710955269">
            <text:p>1.7798871096</text:p>
          </table:table-cell>
          <table:table-cell table:style-name="ce2" office:value-type="float" office:value="0.0274883">
            <text:p>0.0274883</text:p>
          </table:table-cell>
          <table:table-cell table:formula="of:=LOG([.H15]/[.H16])/LOG([.$A15]/[.$A16])" office:value-type="float" office:value="1.55305526156539">
            <text:p>1.5530552616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181441">
            <text:p>0.0181441</text:p>
          </table:table-cell>
          <table:table-cell table:formula="of:=LOG([.B16]/[.B17])/LOG([.$A16]/[.$A17])" office:value-type="float" office:value="1.89982346895968">
            <text:p>1.899823469</text:p>
          </table:table-cell>
          <table:table-cell office:value-type="float" office:value="0.0386267">
            <text:p>0.0386267</text:p>
          </table:table-cell>
          <table:table-cell table:formula="of:=LOG([.D16]/[.D17])/LOG([.$A16]/[.$A17])" office:value-type="float" office:value="1.70206887418658">
            <text:p>1.7020688742</text:p>
          </table:table-cell>
          <table:table-cell table:style-name="ce2" office:value-type="float" office:value="0.00811952">
            <text:p>0.00811952</text:p>
          </table:table-cell>
          <table:table-cell table:formula="of:=LOG([.F16]/[.F17])/LOG([.$A16]/[.$A17])" office:value-type="float" office:value="1.84196951125715">
            <text:p>1.8419695113</text:p>
          </table:table-cell>
          <table:table-cell table:style-name="ce2" office:value-type="float" office:value="0.0122584">
            <text:p>0.0122584</text:p>
          </table:table-cell>
          <table:table-cell table:formula="of:=LOG([.H16]/[.H17])/LOG([.$A16]/[.$A17])" office:value-type="float" office:value="1.83873958014058">
            <text:p>1.8387395801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894225">
            <text:p>0.00894225</text:p>
          </table:table-cell>
          <table:table-cell table:formula="of:=LOG([.B17]/[.B18])/LOG([.$A17]/[.$A18])" office:value-type="float" office:value="1.83111622027255">
            <text:p>1.8311162203</text:p>
          </table:table-cell>
          <table:table-cell office:value-type="float" office:value="0.0176585">
            <text:p>0.0176585</text:p>
          </table:table-cell>
          <table:table-cell table:formula="of:=LOG([.D17]/[.D18])/LOG([.$A17]/[.$A18])" office:value-type="float" office:value="2.02564703603512">
            <text:p>2.025647036</text:p>
          </table:table-cell>
          <table:table-cell table:style-name="ce2" office:value-type="float" office:value="0.00400106">
            <text:p>0.00400106</text:p>
          </table:table-cell>
          <table:table-cell table:formula="of:=LOG([.F17]/[.F18])/LOG([.$A17]/[.$A18])" office:value-type="float" office:value="1.83151349319865">
            <text:p>1.8315134932</text:p>
          </table:table-cell>
          <table:table-cell table:style-name="ce2" office:value-type="float" office:value="0.00767582">
            <text:p>0.00767582</text:p>
          </table:table-cell>
          <table:table-cell table:formula="of:=LOG([.H17]/[.H18])/LOG([.$A17]/[.$A18])" office:value-type="float" office:value="1.21150733055674">
            <text:p>1.2115073306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449981">
            <text:p>0.00449981</text:p>
          </table:table-cell>
          <table:table-cell table:formula="of:=LOG([.B18]/[.B19])/LOG([.$A18]/[.$A19])" office:value-type="float" office:value="1.54538957536817">
            <text:p>1.5453895754</text:p>
          </table:table-cell>
          <table:table-cell office:value-type="float" office:value="0.0143746">
            <text:p>0.0143746</text:p>
          </table:table-cell>
          <table:table-cell table:formula="of:=LOG([.D18]/[.D19])/LOG([.$A18]/[.$A19])" office:value-type="float" office:value="0.463006763715158">
            <text:p>0.4630067637</text:p>
          </table:table-cell>
          <table:table-cell office:value-type="float" office:value="0.00251532">
            <text:p>2.52E-003</text:p>
          </table:table-cell>
          <table:table-cell table:formula="of:=LOG([.F18]/[.F19])/LOG([.$A18]/[.$A19])" office:value-type="float" office:value="1.04449185406741">
            <text:p>1.0444918541</text:p>
          </table:table-cell>
          <table:table-cell table:style-name="ce2" office:value-type="float" office:value="0.00890489">
            <text:p>0.00890489</text:p>
          </table:table-cell>
          <table:table-cell table:formula="of:=LOG([.H18]/[.H19])/LOG([.$A18]/[.$A19])" office:value-type="float" office:value="-0.334224930816179">
            <text:p>-0.3342249308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312588">
            <text:p>3.13E-003</text:p>
          </table:table-cell>
          <table:table-cell table:formula="of:=LOG([.B19]/[.B20])/LOG([.$A19]/[.$A20])" office:value-type="float" office:value="1.06109649897663">
            <text:p>1.061096499</text:p>
          </table:table-cell>
          <table:table-cell office:value-type="float" office:value="0.0100884">
            <text:p>0.0100884</text:p>
          </table:table-cell>
          <table:table-cell table:formula="of:=LOG([.D19]/[.D20])/LOG([.$A19]/[.$A20])" office:value-type="float" office:value="1.03126382657324">
            <text:p>1.0312638266</text:p>
          </table:table-cell>
          <table:table-cell office:value-type="float" office:value="0.00257715">
            <text:p>2.58E-003</text:p>
          </table:table-cell>
          <table:table-cell table:formula="of:=LOG([.F19]/[.F20])/LOG([.$A19]/[.$A20])" office:value-type="float" office:value="-0.0707285527594439">
            <text:p>-0.0707285528</text:p>
          </table:table-cell>
          <table:table-cell office:value-type="float" office:value="0.00635418">
            <text:p>6.35E-003</text:p>
          </table:table-cell>
          <table:table-cell table:formula="of:=LOG([.H19]/[.H20])/LOG([.$A19]/[.$A20])" office:value-type="float" office:value="0.982948164731642">
            <text:p>0.9829481647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242239">
            <text:p>2.42E-003</text:p>
          </table:table-cell>
          <table:table-cell table:formula="of:=LOG([.B20]/[.B21])/LOG([.$A20]/[.$A21])" office:value-type="float" office:value="0.704829982095797">
            <text:p>0.7048299821</text:p>
          </table:table-cell>
          <table:table-cell table:style-name="ce3" office:value-type="float" office:value="0.00968136">
            <text:p>9.68E-003</text:p>
          </table:table-cell>
          <table:table-cell table:formula="of:=LOG([.D20]/[.D21])/LOG([.$A20]/[.$A21])" office:value-type="float" office:value="0.113851134631592">
            <text:p>0.1138511346</text:p>
          </table:table-cell>
          <table:table-cell office:value-type="float" office:value="0.00220689">
            <text:p>2.21E-003</text:p>
          </table:table-cell>
          <table:table-cell table:formula="of:=LOG([.F20]/[.F21])/LOG([.$A20]/[.$A21])" office:value-type="float" office:value="0.428767324999243">
            <text:p>0.428767325</text:p>
          </table:table-cell>
          <table:table-cell office:value-type="float" office:value="0.00607699">
            <text:p>6.08E-003</text:p>
          </table:table-cell>
          <table:table-cell table:formula="of:=LOG([.H20]/[.H21])/LOG([.$A20]/[.$A21])" office:value-type="float" office:value="0.123304190917193">
            <text:p>0.1233041909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3" office:value-type="float" office:value="0.00184432">
            <text:p>1.84E-003</text:p>
          </table:table-cell>
          <table:table-cell table:formula="of:=LOG([.B21]/[.B22])/LOG([.$A21]/[.$A22])" office:value-type="float" office:value="0.594526321983167">
            <text:p>0.594526322</text:p>
          </table:table-cell>
          <table:table-cell table:style-name="ce3" office:value-type="float" office:value="0.0107242">
            <text:p>1.07E-002</text:p>
          </table:table-cell>
          <table:table-cell table:formula="of:=LOG([.D21]/[.D22])/LOG([.$A21]/[.$A22])" office:value-type="float" office:value="-0.223075979715046">
            <text:p>-0.2230759797</text:p>
          </table:table-cell>
          <table:table-cell office:value-type="float" office:value="0.00155631">
            <text:p>1.56E-003</text:p>
          </table:table-cell>
          <table:table-cell table:formula="of:=LOG([.F21]/[.F22])/LOG([.$A21]/[.$A22])" office:value-type="float" office:value="0.76160931090569">
            <text:p>0.7616093109</text:p>
          </table:table-cell>
          <table:table-cell office:value-type="float" office:value="0.00549763">
            <text:p>5.50E-003</text:p>
          </table:table-cell>
          <table:table-cell table:formula="of:=LOG([.H21]/[.H22])/LOG([.$A21]/[.$A22])" office:value-type="float" office:value="0.218479141751749">
            <text:p>0.2184791418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number-columns-repeated="1014"/>
        </table:table-row>
        <table:table-row table:style-name="ro4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3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3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3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3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3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3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3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3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3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3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3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1.17908">
            <text:p>1.17908</text:p>
          </table:table-cell>
          <table:table-cell/>
          <table:table-cell office:value-type="float" office:value="3.24383">
            <text:p>3.24383</text:p>
          </table:table-cell>
          <table:table-cell/>
          <table:table-cell office:value-type="float" office:value="0.305121">
            <text:p>0.305121</text:p>
          </table:table-cell>
          <table:table-cell/>
          <table:table-cell office:value-type="float" office:value="0.799057">
            <text:p>0.799057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05978">
            <text:p>1.05978</text:p>
          </table:table-cell>
          <table:table-cell table:formula="of:=LOG([.B3]/[.B4])/LOG([.$A3]/[.$A4])" office:value-type="float" office:value="0.538965508063531">
            <text:p>0.5389655081</text:p>
          </table:table-cell>
          <table:table-cell office:value-type="float" office:value="4.19967">
            <text:p>4.19967</text:p>
          </table:table-cell>
          <table:table-cell table:formula="of:=LOG([.D3]/[.D4])/LOG([.$A3]/[.$A4])" office:value-type="float" office:value="-1.30481307725712">
            <text:p>-1.3048130773</text:p>
          </table:table-cell>
          <table:table-cell office:value-type="float" office:value="0.256631">
            <text:p>0.256631</text:p>
          </table:table-cell>
          <table:table-cell table:formula="of:=LOG([.F3]/[.F4])/LOG([.$A3]/[.$A4])" office:value-type="float" office:value="0.874431136683248">
            <text:p>0.8744311367</text:p>
          </table:table-cell>
          <table:table-cell office:value-type="float" office:value="0.669013">
            <text:p>0.669013</text:p>
          </table:table-cell>
          <table:table-cell table:formula="of:=LOG([.H3]/[.H4])/LOG([.$A3]/[.$A4])" office:value-type="float" office:value="0.897468629196223">
            <text:p>0.897468629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959255">
            <text:p>0.959255</text:p>
          </table:table-cell>
          <table:table-cell table:formula="of:=LOG([.B4]/[.B5])/LOG([.$A4]/[.$A5])" office:value-type="float" office:value="0.359059068561944">
            <text:p>0.3590590686</text:p>
          </table:table-cell>
          <table:table-cell office:value-type="float" office:value="3.20761">
            <text:p>3.20761</text:p>
          </table:table-cell>
          <table:table-cell table:formula="of:=LOG([.D4]/[.D5])/LOG([.$A4]/[.$A5])" office:value-type="float" office:value="0.970895984250067">
            <text:p>0.9708959843</text:p>
          </table:table-cell>
          <table:table-cell office:value-type="float" office:value="0.194035">
            <text:p>0.194035</text:p>
          </table:table-cell>
          <table:table-cell table:formula="of:=LOG([.F4]/[.F5])/LOG([.$A4]/[.$A5])" office:value-type="float" office:value="1.00735994911558">
            <text:p>1.0073599491</text:p>
          </table:table-cell>
          <table:table-cell office:value-type="float" office:value="0.650077">
            <text:p>0.650077</text:p>
          </table:table-cell>
          <table:table-cell table:formula="of:=LOG([.H4]/[.H5])/LOG([.$A4]/[.$A5])" office:value-type="float" office:value="0.103447517496834">
            <text:p>0.103447517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369393">
            <text:p>0.369393</text:p>
          </table:table-cell>
          <table:table-cell table:formula="of:=LOG([.B5]/[.B6])/LOG([.$A5]/[.$A6])" office:value-type="float" office:value="1.11665082185181">
            <text:p>1.1166508219</text:p>
          </table:table-cell>
          <table:table-cell office:value-type="float" office:value="0.669981">
            <text:p>0.669981</text:p>
          </table:table-cell>
          <table:table-cell table:formula="of:=LOG([.D5]/[.D6])/LOG([.$A5]/[.$A6])" office:value-type="float" office:value="1.83246213351322">
            <text:p>1.8324621335</text:p>
          </table:table-cell>
          <table:table-cell office:value-type="float" office:value="0.117516">
            <text:p>0.117516</text:p>
          </table:table-cell>
          <table:table-cell table:formula="of:=LOG([.F5]/[.F6])/LOG([.$A5]/[.$A6])" office:value-type="float" office:value="0.586778482731046">
            <text:p>0.5867784827</text:p>
          </table:table-cell>
          <table:table-cell office:value-type="float" office:value="0.230836">
            <text:p>0.230836</text:p>
          </table:table-cell>
          <table:table-cell table:formula="of:=LOG([.H5]/[.H6])/LOG([.$A5]/[.$A6])" office:value-type="float" office:value="1.21153378426451">
            <text:p>1.211533784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170123">
            <text:p>0.170123</text:p>
          </table:table-cell>
          <table:table-cell table:formula="of:=LOG([.B6]/[.B7])/LOG([.$A6]/[.$A7])" office:value-type="float" office:value="2.34124122603357">
            <text:p>2.341241226</text:p>
          </table:table-cell>
          <table:table-cell office:value-type="float" office:value="0.279146">
            <text:p>0.279146</text:p>
          </table:table-cell>
          <table:table-cell table:formula="of:=LOG([.D6]/[.D7])/LOG([.$A6]/[.$A7])" office:value-type="float" office:value="2.64373305313431">
            <text:p>2.6437330531</text:p>
          </table:table-cell>
          <table:table-cell office:value-type="float" office:value="0.108198">
            <text:p>0.108198</text:p>
          </table:table-cell>
          <table:table-cell table:formula="of:=LOG([.F6]/[.F7])/LOG([.$A6]/[.$A7])" office:value-type="float" office:value="0.2494568312136">
            <text:p>0.2494568312</text:p>
          </table:table-cell>
          <table:table-cell office:value-type="float" office:value="0.15406">
            <text:p>0.15406</text:p>
          </table:table-cell>
          <table:table-cell table:formula="of:=LOG([.H6]/[.H7])/LOG([.$A6]/[.$A7])" office:value-type="float" office:value="1.22103538958233">
            <text:p>1.2210353896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00934">
            <text:p>0.100934</text:p>
          </table:table-cell>
          <table:table-cell table:formula="of:=LOG([.B7]/[.B8])/LOG([.$A7]/[.$A8])" office:value-type="float" office:value="1.91501330892857">
            <text:p>1.9150133089</text:p>
          </table:table-cell>
          <table:table-cell office:value-type="float" office:value="0.186159">
            <text:p>0.186159</text:p>
          </table:table-cell>
          <table:table-cell table:formula="of:=LOG([.D7]/[.D8])/LOG([.$A7]/[.$A8])" office:value-type="float" office:value="1.48612082521068">
            <text:p>1.4861208252</text:p>
          </table:table-cell>
          <table:table-cell office:value-type="float" office:value="0.0993514">
            <text:p>0.0993514</text:p>
          </table:table-cell>
          <table:table-cell table:formula="of:=LOG([.F7]/[.F8])/LOG([.$A7]/[.$A8])" office:value-type="float" office:value="0.31289870794393">
            <text:p>0.3128987079</text:p>
          </table:table-cell>
          <table:table-cell office:value-type="float" office:value="0.131042">
            <text:p>0.131042</text:p>
          </table:table-cell>
          <table:table-cell table:formula="of:=LOG([.H7]/[.H8])/LOG([.$A7]/[.$A8])" office:value-type="float" office:value="0.59360734004088">
            <text:p>0.5936073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0474536">
            <text:p>0.0474536</text:p>
          </table:table-cell>
          <table:table-cell table:formula="of:=LOG([.B8]/[.B9])/LOG([.$A8]/[.$A9])" office:value-type="float" office:value="1.76780471439271">
            <text:p>1.7678047144</text:p>
          </table:table-cell>
          <table:table-cell office:value-type="float" office:value="0.103139">
            <text:p>0.103139</text:p>
          </table:table-cell>
          <table:table-cell table:formula="of:=LOG([.D8]/[.D9])/LOG([.$A8]/[.$A9])" office:value-type="float" office:value="1.3832123237523">
            <text:p>1.3832123238</text:p>
          </table:table-cell>
          <table:table-cell office:value-type="float" office:value="0.0956274">
            <text:p>0.0956274</text:p>
          </table:table-cell>
          <table:table-cell table:formula="of:=LOG([.F8]/[.F9])/LOG([.$A8]/[.$A9])" office:value-type="float" office:value="0.0894863340146391">
            <text:p>0.089486334</text:p>
          </table:table-cell>
          <table:table-cell office:value-type="float" office:value="0.0837353">
            <text:p>0.0837353</text:p>
          </table:table-cell>
          <table:table-cell table:formula="of:=LOG([.H8]/[.H9])/LOG([.$A8]/[.$A9])" office:value-type="float" office:value="1.04903803153992">
            <text:p>1.049038031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0.548017">
            <text:p>0.548017</text:p>
          </table:table-cell>
          <table:table-cell/>
          <table:table-cell office:value-type="float" office:value="1.19636">
            <text:p>1.19636</text:p>
          </table:table-cell>
          <table:table-cell/>
          <table:table-cell office:value-type="float" office:value="0.228724">
            <text:p>0.228724</text:p>
          </table:table-cell>
          <table:table-cell/>
          <table:table-cell office:value-type="float" office:value="0.50753">
            <text:p>0.50753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0.511306">
            <text:p>0.511306</text:p>
          </table:table-cell>
          <table:table-cell table:formula="of:=LOG([.B14]/[.B15])/LOG([.$A14]/[.$A15])" office:value-type="float" office:value="0.350330280719348">
            <text:p>0.3503302807</text:p>
          </table:table-cell>
          <table:table-cell office:value-type="float" office:value="1.4641">
            <text:p>1.4641</text:p>
          </table:table-cell>
          <table:table-cell table:formula="of:=LOG([.D14]/[.D15])/LOG([.$A14]/[.$A15])" office:value-type="float" office:value="-1.02038732727106">
            <text:p>-1.0203873273</text:p>
          </table:table-cell>
          <table:table-cell office:value-type="float" office:value="0.190408">
            <text:p>0.190408</text:p>
          </table:table-cell>
          <table:table-cell table:formula="of:=LOG([.F14]/[.F15])/LOG([.$A14]/[.$A15])" office:value-type="float" office:value="0.926359341704266">
            <text:p>0.9263593417</text:p>
          </table:table-cell>
          <table:table-cell office:value-type="float" office:value="0.454057">
            <text:p>0.454057</text:p>
          </table:table-cell>
          <table:table-cell table:formula="of:=LOG([.H14]/[.H15])/LOG([.$A14]/[.$A15])" office:value-type="float" office:value="0.562509871893074">
            <text:p>0.5625098719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384933">
            <text:p>0.384933</text:p>
          </table:table-cell>
          <table:table-cell table:formula="of:=LOG([.B15]/[.B16])/LOG([.$A15]/[.$A16])" office:value-type="float" office:value="1.02284588375676">
            <text:p>1.0228458838</text:p>
          </table:table-cell>
          <table:table-cell office:value-type="float" office:value="0.882717">
            <text:p>0.882717</text:p>
          </table:table-cell>
          <table:table-cell table:formula="of:=LOG([.D15]/[.D16])/LOG([.$A15]/[.$A16])" office:value-type="float" office:value="1.8230119497127">
            <text:p>1.8230119497</text:p>
          </table:table-cell>
          <table:table-cell office:value-type="float" office:value="0.138481">
            <text:p>0.138481</text:p>
          </table:table-cell>
          <table:table-cell table:formula="of:=LOG([.F15]/[.F16])/LOG([.$A15]/[.$A16])" office:value-type="float" office:value="1.14727780943328">
            <text:p>1.1472778094</text:p>
          </table:table-cell>
          <table:table-cell office:value-type="float" office:value="0.3736">
            <text:p>0.3736</text:p>
          </table:table-cell>
          <table:table-cell table:formula="of:=LOG([.H15]/[.H16])/LOG([.$A15]/[.$A16])" office:value-type="float" office:value="0.702689574415545">
            <text:p>0.7026895744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207775">
            <text:p>0.207775</text:p>
          </table:table-cell>
          <table:table-cell table:formula="of:=LOG([.B16]/[.B17])/LOG([.$A16]/[.$A17])" office:value-type="float" office:value="0.721518409411325">
            <text:p>0.7215184094</text:p>
          </table:table-cell>
          <table:table-cell office:value-type="float" office:value="0.478195">
            <text:p>0.478195</text:p>
          </table:table-cell>
          <table:table-cell table:formula="of:=LOG([.D16]/[.D17])/LOG([.$A16]/[.$A17])" office:value-type="float" office:value="0.717273786235993">
            <text:p>0.7172737862</text:p>
          </table:table-cell>
          <table:table-cell office:value-type="float" office:value="0.0757084">
            <text:p>0.0757084</text:p>
          </table:table-cell>
          <table:table-cell table:formula="of:=LOG([.F16]/[.F17])/LOG([.$A16]/[.$A17])" office:value-type="float" office:value="0.706576406667403">
            <text:p>0.7065764067</text:p>
          </table:table-cell>
          <table:table-cell office:value-type="float" office:value="0.360202">
            <text:p>0.360202</text:p>
          </table:table-cell>
          <table:table-cell table:formula="of:=LOG([.H16]/[.H17])/LOG([.$A16]/[.$A17])" office:value-type="float" office:value="0.0427340163157972">
            <text:p>0.042734016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217946">
            <text:p>0.217946</text:p>
          </table:table-cell>
          <table:table-cell table:formula="of:=LOG([.B17]/[.B18])/LOG([.$A17]/[.$A18])" office:value-type="float" office:value="-0.14431302458178">
            <text:p>-0.1443130246</text:p>
          </table:table-cell>
          <table:table-cell office:value-type="float" office:value="0.440834">
            <text:p>0.440834</text:p>
          </table:table-cell>
          <table:table-cell table:formula="of:=LOG([.D17]/[.D18])/LOG([.$A17]/[.$A18])" office:value-type="float" office:value="0.245647862422159">
            <text:p>0.2456478624</text:p>
          </table:table-cell>
          <table:table-cell office:value-type="float" office:value="0.0620161">
            <text:p>0.0620161</text:p>
          </table:table-cell>
          <table:table-cell table:formula="of:=LOG([.F17]/[.F18])/LOG([.$A17]/[.$A18])" office:value-type="float" office:value="0.602402149170185">
            <text:p>0.6024021492</text:p>
          </table:table-cell>
          <table:table-cell office:value-type="float" office:value="0.37564">
            <text:p>0.37564</text:p>
          </table:table-cell>
          <table:table-cell table:formula="of:=LOG([.H17]/[.H18])/LOG([.$A17]/[.$A18])" office:value-type="float" office:value="-0.126722722146363">
            <text:p>-0.1267227221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83289">
            <text:p>0.183289</text:p>
          </table:table-cell>
          <table:table-cell table:formula="of:=LOG([.B18]/[.B19])/LOG([.$A18]/[.$A19])" office:value-type="float" office:value="0.635274417261695">
            <text:p>0.6352744173</text:p>
          </table:table-cell>
          <table:table-cell office:value-type="float" office:value="0.440268">
            <text:p>0.440268</text:p>
          </table:table-cell>
          <table:table-cell table:formula="of:=LOG([.D18]/[.D19])/LOG([.$A18]/[.$A19])" office:value-type="float" office:value="0.0047127667668463">
            <text:p>0.0047127668</text:p>
          </table:table-cell>
          <table:table-cell office:value-type="float" office:value="0.0443546">
            <text:p>0.0443546</text:p>
          </table:table-cell>
          <table:table-cell table:formula="of:=LOG([.F18]/[.F19])/LOG([.$A18]/[.$A19])" office:value-type="float" office:value="1.22950596769195">
            <text:p>1.2295059677</text:p>
          </table:table-cell>
          <table:table-cell office:value-type="float" office:value="0.326926">
            <text:p>0.326926</text:p>
          </table:table-cell>
          <table:table-cell table:formula="of:=LOG([.H18]/[.H19])/LOG([.$A18]/[.$A19])" office:value-type="float" office:value="0.509506513113273">
            <text:p>0.5095065131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109471">
            <text:p>0.109471</text:p>
          </table:table-cell>
          <table:table-cell table:formula="of:=LOG([.B19]/[.B20])/LOG([.$A19]/[.$A20])" office:value-type="float" office:value="1.20725719901329">
            <text:p>1.207257199</text:p>
          </table:table-cell>
          <table:table-cell office:value-type="float" office:value="0.304536">
            <text:p>0.304536</text:p>
          </table:table-cell>
          <table:table-cell table:formula="of:=LOG([.D19]/[.D20])/LOG([.$A19]/[.$A20])" office:value-type="float" office:value="0.863376591885418">
            <text:p>0.8633765919</text:p>
          </table:table-cell>
          <table:table-cell office:value-type="float" office:value="0.0239741">
            <text:p>0.0239741</text:p>
          </table:table-cell>
          <table:table-cell table:formula="of:=LOG([.F19]/[.F20])/LOG([.$A19]/[.$A20])" office:value-type="float" office:value="1.44111235627136">
            <text:p>1.4411123563</text:p>
          </table:table-cell>
          <table:table-cell office:value-type="float" office:value="0.222431">
            <text:p>0.222431</text:p>
          </table:table-cell>
          <table:table-cell table:formula="of:=LOG([.H19]/[.H20])/LOG([.$A19]/[.$A20])" office:value-type="float" office:value="0.902078239697584">
            <text:p>0.90207823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19:30:3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4-07T19:36:08</dc:date>
    <meta:editing-duration>PT8H47M24S</meta:editing-duration>
    <meta:editing-cycles>36</meta:editing-cycles>
    <meta:generator>LibreOffice/3.6$Linux_X86_64 LibreOffice_project/360m1$Build-2</meta:generator>
    <dc:creator>ingo </dc:creator>
    <meta:document-statistic meta:table-count="4" meta:cell-count="694" meta:object-count="0"/>
  </office:meta>
</office:document-meta>
</file>